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6000001E981223CD1B41006C3.png" manifest:media-type="image/png"/>
  <manifest:file-entry manifest:full-path="Pictures/1000020100000273000001ADDCB9B2F4EB4A3420.png" manifest:media-type="image/png"/>
  <manifest:file-entry manifest:full-path="Pictures/100002010000027D000001AD0FD1E37A5C5703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24e" officeooo:paragraph-rsid="001fc2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6H</text:p>
      <text:p text:style-name="Standard"/>
      <text:p text:style-name="P1"><draw:frame draw:style-name="fr1" draw:name="Image1" text:anchor-type="char" svg:width="16.854cm" svg:height="11.351cm" draw:z-index="0"><draw:image xlink:href="Pictures/100002010000027D000001AD0FD1E37A5C570312.png" xlink:type="simple" xlink:show="embed" xlink:actuate="onLoad" loext:mime-type="image/png"/></draw:frame>12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6.589cm" svg:height="11.351cm" draw:z-index="1"><draw:image xlink:href="Pictures/1000020100000273000001ADDCB9B2F4EB4A342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4h</text:p>
      <text:p text:style-name="P1"><draw:frame draw:style-name="fr1" draw:name="Image3" text:anchor-type="char" svg:width="16.669cm" svg:height="12.938cm" draw:z-index="2"><draw:image xlink:href="Pictures/1000020100000276000001E981223CD1B41006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5:33:37.204136987</meta:creation-date>
    <dc:date>2022-05-16T15:39:09.035144066</dc:date>
    <meta:editing-duration>PT5M32S</meta:editing-duration>
    <meta:editing-cycles>1</meta:editing-cycles>
    <meta:document-statistic meta:table-count="0" meta:image-count="3" meta:object-count="0" meta:page-count="3" meta:paragraph-count="3" meta:word-count="3" meta:character-count="8" meta:non-whitespace-character-count="8"/>
    <meta:generator>LibreOffice/6.4.7.2$Linux_X86_64 LibreOffice_project/40$Build-2</meta:generator>
  </office:meta>
</office:document-meta>
</file>